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ABASE RELAZIONALE</text:p>
      <text:p text:style-name="Standard"/>
      <text:p text:style-name="Standard">progettazione logica = struttura per fare database</text:p>
      <text:p text:style-name="Standard">linguaggi relazionali = SQL, structured query language, consente l'interrogazione dei database relazionali</text:p>
      <text:p text:style-name="Standard">Interazione fra software e database: come si recuperano o inseriscono dati in un database attraverso Python per esempio</text:p>
      <text:p text:style-name="Standard"/>
      <text:p text:style-name="Standard">Per l'esecuzione delle interrogazioni come client utilizzo MySQL Workbench.</text:p>
      <text:p text:style-name="Standard"/>
      <text:p text:style-name="Standard">SQLite è il software che gestisce i database tutto contenuto in una libreria.</text:p>
      <text:p text:style-name="Standard"/>
      <text:p text:style-name="Standard">Un database è una raccolta dati archiviati elettronicamente.</text:p>
      <text:p text:style-name="Standard">Relazionale: basato su un modello inventato nel 1970 da Edgar Codd:</text:p>
      <text:p text:style-name="Standard">dati memorizzati in tabelle</text:p>
      <text:p text:style-name="Standard"/>
      <text:p text:style-name="Standard">Ogni tabella contiene un'entità di dati, non si mescolano le entità.</text:p>
      <text:p text:style-name="Standard"/>
      <text:p text:style-name="Standard">Esistono diversi tipi di database non solo il relazionale ma è il più usato nelle aziende.</text:p>
      <text:p text:style-name="Standard"/>
      <text:p text:style-name="Standard">Il database è alla base del sistema informatico/informativo.</text:p>
      <text:p text:style-name="Standard"/>
      <text:p text:style-name="Standard">Raccoglie info, le archivia, le elabora per creare nuove info e le distribuisce.</text:p>
      <text:p text:style-name="Standard"/>
      <text:p text:style-name="Standard">Dato grezzo entra nel sistema informativo in modo da generare delle informazioni.</text:p>
      <text:p text:style-name="Standard"/>
      <text:p text:style-name="Standard">PROBLEMI</text:p>
      <text:p text:style-name="Standard"/>
      <text:p text:style-name="Standard">Problema di ordine concettuale, quali ordini sono da archiviare.</text:p>
      <text:p text:style-name="Standard">Problema di ordine tecnico, quale organizzazione logica dev'essere adottata per effettuare l'archiviazione.</text:p>
      <text:p text:style-name="Standard">Problemi di ordine economico, aquistare storage</text:p>
      <text:p text:style-name="Standard"/>
      <text:p text:style-name="Standard">DMS, database management system = MySQL</text:p>
      <text:p text:style-name="Standard"/>
      <text:p text:style-name="Standard">È un software che gestisce database.</text:p>
      <text:p text:style-name="Standard">Il valore non è generato dai dati ma dall'informazione, cioè il contesto del dato.</text:p>
      <text:p text:style-name="Standard">Dati strutturati, struttura fissa dei dati.</text:p>
      <text:p text:style-name="Standard">Databse = organizzazione di dati elettronici</text:p>
      <text:p text:style-name="Standard">DBMS = software che gestisce il database</text:p>
      <text:p text:style-name="Standard"/>
      <text:p text:style-name="Standard">Il DBMS può essere distribuito su più macchine, gestisce tutta la parte di fallimenti hardware.</text:p>
      <text:p text:style-name="Standard">Mantiene la correttezza dei dati, regole ad esempio non prelevare soldi dalla banca se il saldo è basso. Supportano linguaggi di programmazione. Privacy.</text:p>
      <text:p text:style-name="Standard"/>
      <text:p text:style-name="Standard">Se due utenti accedono allo stesso dato il dbms fa in modo di organizzare le operazioni in modo sequenziale, agli utenti sembrerà di lavorare da soli.</text:p>
      <text:p text:style-name="Standard"/>
      <text:p text:style-name="Standard">Astrazione = il dbms aggiunge un livello di astrazione dei file scritti su disco. Interrogo il dbms, non mi interessa come sono gestiti nel file system, se sposto i dati non li trovo più nel file system, grazie al dbms sì.</text:p>
      <text:p text:style-name="Standard"/>
      <text:p text:style-name="Standard"><text:soft-page-break/>Strutture atomiche, string, integer compongono le strutture complesse per organizzare dati e le loro relazioni.</text:p>
      <text:p text:style-name="Standard">Atomico significa che non lo posso spezzare ulteriormente in qualcosa di più piccolo.</text:p>
      <text:p text:style-name="Standard">La tabella ha uno schema ed è persistente nel tempo.</text:p>
      <text:p text:style-name="Standard"/>
      <text:p text:style-name="Standard">2 MODELLI DI ASTRAZIONE</text:p>
      <text:p text:style-name="Standard"/>
      <text:p text:style-name="Standard">CONCETTUALE: modello indipendente dalle tabelle, struttura logica...</text:p>
      <text:p text:style-name="Standard">Modello Entità-Relazionale (ER)</text:p>
      <text:p text:style-name="Standard"/>
      <text:p text:style-name="Standard">LOGICO: <text:s/>più vicino ai dati, definisco già le strutture dati ma è staccato dall'implementazione vera e propria. Organizzazione più alta del file system, il disco rigido. = modello relazionale.</text:p>
      <text:p text:style-name="Standard"/>
      <text:p text:style-name="Standard">Nella pratica il dbms ha 2 livelli, logico dato dallo schema dei dati, indipendente da come i dati vengono consumati all'esterno e da come i dati vengono scritti. </text:p>
      <text:p text:style-name="Standard">Livello fisico: indipendente da come vengono memorizzati, staccati dal file system, dal sistema operativo e hardware.</text:p>
      <text:p text:style-name="Standard"/>
      <text:p text:style-name="Standard">Indipendenza logica: se aggiungo una colonna di tabella l'app continua a funzionare se la elimino no.</text:p>
      <text:p text:style-name="Standard">Indipendenza fisica: aggiungere un disco per avere più spazio.</text:p>
      <text:p text:style-name="Standard"/>
      <text:p text:style-name="Standard">L'implementazione la fa tutta il database, invece che scrivere righe di codice in python per esempio che non saranno riutilizzabili.</text:p>
      <text:p text:style-name="Standard"/>
      <text:p text:style-name="Standard">In sostanza il dbms con un linguaggio più semplice fa lo stesso lavoro che si potrebbe fare con tante righe di codice in python.</text:p>
      <text:p text:style-name="Standard"/>
      <text:p text:style-name="Standard"/>
      <text:p text:style-name="Standard">MODELLO RELAZIONALE</text:p>
      <text:p text:style-name="Standard">Adottato dai database relazionali, MySQL, PostgreSQL, Microsoft SQL Server, Oracle.</text:p>
      <text:p text:style-name="Standard">Basato sul concetto matematico di relazione.</text:p>
      <text:p text:style-name="Standard">Un dominio è un insieme di valori. Tutti i nomi, tutti i cognomi...</text:p>
      <text:p text:style-name="Standard">Tupla, combinazione di due domini.</text:p>
      <text:p text:style-name="Standard">Col prodotto cartesiano ottengo tutte le possibli combinazioni di dati.</text:p>
      <text:p text:style-name="Standard"/>
      <text:p text:style-name="Standard">Una relazione è un sottoinsieme del prodotto cartesiano. È un insieme di tuple definite dal prodotto cartesiano.</text:p>
      <text:p text:style-name="Standard"/>
      <text:p text:style-name="Standard">Le tuple le possiamo rappresentare ognuna come una riga della tabella senza header.</text:p>
      <text:p text:style-name="Standard">Ogni relazione ha un nome e un insieme di attributi. Lo schema rappresenta l'intestazione della tabella.</text:p>
      <text:p text:style-name="Standard"/>
      <text:p text:style-name="Standard">Gli attributi diventano le colonne e le tuple le righe della tabella. E il nome della relazione è l'intestazione della tabella. L'istanza della relazione è la struttura della tabella, la sua forma.</text:p>
      <text:p text:style-name="Standard">Tupla e record sono sinonimi.</text:p>
      <text:p text:style-name="Standard"/>
      <text:p text:style-name="Standard">Lo schema della relazione definisce nome della relazione e attributi, tipo classe e metodi in programmazione a oggetti.</text:p>
      <text:p text:style-name="Standard"/>
      <text:p text:style-name="Standard">CHIAVE</text:p>
      <text:p text:style-name="Standard">Ogni istanza di quello che rappresento ha un identificatore, composto da uno o più attributi.</text:p>
      <text:p text:style-name="Standard"><text:soft-page-break/>È un insieme di attributi e deve rispettare l'univocità e minimalità.</text:p>
      <text:p text:style-name="Standard">Minimalità = la chiave dev'essere composta dal numero minimo di attributi per creare una chiave univoca.</text:p>
      <text:p text:style-name="Standard"/>
      <text:p text:style-name="Standard">Le chiavi si distinguono in chiave primaria, quella che uso di più, non posso esistere due chiavi primarie in una tabella.</text:p>
      <text:p text:style-name="Standard">Tutte le altre chiavi non primarie sono alternative.</text:p>
      <text:p text:style-name="Standard">La chiave primaria viene evidenziata.</text:p>
      <text:p text:style-name="Standard"/>
      <text:p text:style-name="Standard">Nel modello relazionale se non definisco una chiave primaria sto dicendo che gli attributi sono chiavi. Questo non è vero in SQL.</text:p>
      <text:p text:style-name="Standard">Es.</text:p>
      <text:p text:style-name="Standard">La chiave è data da nome e cognome, non ci possono essere due record con lo stesso valore di chiave. Se nella classe ho due studenti con stesso nome e cognome non li posso mettere nella stessa classe. = vincolo di chiave, valori che non possono ripetersi, impedire la ripetizione di valori.</text:p>
      <text:p text:style-name="Standard"/>
      <text:p text:style-name="Standard">Per ovviare il problema di ononimi devo trovare un identificatore, tipo cf, email...</text:p>
      <text:p text:style-name="Standard"/>
      <text:p text:style-name="Standard">STUDENTEnome della relazione(CFattributo chiave, NOME, COGNOMEattributi semplice)</text:p>
      <text:p text:style-name="Standard"/>
      <text:p text:style-name="Standard">Come si sceglie la chiave primaria se ne ho tante? Quella composta da meno attributi o quella che uso di più se hanno tutte un solo attributo.</text:p>
      <text:p text:style-name="Standard"/>
      <text:p text:style-name="Standard">Le chiavi primarie e alternative possono avere più attributi.</text:p>
      <text:p text:style-name="Standard"/>
      <text:p text:style-name="Standard">Ogni relazione è bene che abbia una chiave. Se non è chiara quale sia la chiave si può dare un id.</text:p>
      <text:p text:style-name="Standard">Questo funziona in un modello relazionale in SQL no, SQL ammette duplicati in tabella.</text:p>
      <text:p text:style-name="Standard"/>
      <text:p text:style-name="Standard">NULL</text:p>
      <text:p text:style-name="Standard"/>
      <text:p text:style-name="Standard">Nel modello relazionale posso mettere nelle celle di tabella il valore Null. Sostanzialmente non è la stessa cosa di mettere un campo vuoto, può significare non so cosa sia quel valore o perché non esiste. Non esiste un campo vuoto, esiste di default Null. Ma tuttavia si può inserire un valore vuoto, per le stringhe, per i numeri serve null. Può esprimere varie cose può essure usato per esprimere valori nelle gerarchie.</text:p>
      <text:p text:style-name="Standard">È possibile specificare che un dominio non possa avere il valore Null con la clausola NOT NULL.</text:p>
      <text:p text:style-name="Standard"/>
      <text:p text:style-name="Standard">VINCOLI DI INTEGRITÀ</text:p>
      <text:p text:style-name="Standard">Ogni volta che definisco un attributo parte di una chiave questo non può assumere il valore Null.</text:p>
      <text:p text:style-name="Standard"/>
      <text:p text:style-name="Standard">VINCOLO DI INTEGRITÀ DIFFERENZIALE</text:p>
      <text:p text:style-name="Standard">Quando inserisco un riferimento a un'altra tupla quest'ultima deve esistere.</text:p>
      <text:p text:style-name="Standard">FK è un controllo da una tabella a un'altra, il riferimento è sempre tra chiavi, primarie o alternative.</text:p>
      <text:p text:style-name="Standard">È il collegamento fra relazioni in modo che i dati non siano errati, scomposti, indipendenti.</text:p>
      <text:p text:style-name="Standard"/>
      <text:p text:style-name="Standard">FK attributi REFERENCES nome tabella a cui mi voglio riferire (attraverso chiave primaria)</text:p>
      <text:p text:style-name="Standard"/>
      <text:p text:style-name="Standard">La Foreign Key di base fa reiferimento alla chiave primaria, non a tutta la tabella, è solo detto informalmente "un collegamento fra due tabelle".</text:p>
      <text:p text:style-name="Standard"/>
      <text:p text:style-name="Standard">Posso fare riferimento anche a chivi alternative non solo primarie.</text:p>
      <text:p text:style-name="Standard">In fase di definizione FK posso dire che non sia Null aggiungendo NOT NULL.</text:p>
      <text:p text:style-name="Standard"><text:soft-page-break/>Da notare che servono tanti attributi quanti sono quelli definiti dalla chiave a cui si riferisce. Non devono avere necessariamente lo stesso nome.</text:p>
      <text:p text:style-name="Standard"/>
      <text:p text:style-name="Standard">Posso anche creare una foreign key tra una tabella e se stessa (anelli).</text:p>
      <text:p text:style-name="Standard"/>
      <text:p text:style-name="Standard">Il vincolo di chiave mi serve per evitare la ripetizione di combinazioni di valori.</text:p>
      <text:p text:style-name="Standard">Le <text:s/>chiave alternative le uso più che altro per creare dei vincoli ed evitare ripetizioni di valori tipo vendere il biglietto di un cinema con lo stesso posto a sedere.</text:p>
      <text:p text:style-name="Standard"/>
      <text:p text:style-name="Standard">Il vincolo UNIQUE permette che un valore non sia ripetibile, ammette il valore Null quindi. È meno forte del vincolo di chiave.</text:p>
      <text:p text:style-name="Standard"/>
      <text:p text:style-name="Standard">LA CHIAVE NON SOPPORTA IL VALORE NULLO, UNIQUE SÌ.</text:p>
      <text:p text:style-name="Standard">Dominio tipo può permettermi di inserire solo valori ristretti per un dominio, per evitare problemi.</text:p>
      <text:p text:style-name="Standard"/>
      <text:p text:style-name="Standard">TRE TIPI DI ASSOCIAZIONI</text:p>
      <text:p text:style-name="Standard">Uno a uno: un record di una tabella può essere associato a solo un record id un'altra tabella</text:p>
      <text:p text:style-name="Standard">Uno a molti: un record di uno studente a un record di più scuole.</text:p>
      <text:p text:style-name="Standard">Molti a molti: ...</text:p>
      <text:p text:style-name="Standard"/>
      <text:p text:style-name="Standard"/>
      <text:p text:style-name="Standard">Uno a uno: conviene fare fk dal lato NON NULL così non memorizzo dei Null inutilmente.</text:p>
      <text:p text:style-name="Standard">Uno a molti: non abbiamo vincoli</text:p>
      <text:p text:style-name="Standard">Molti a molti: implemento usando tre relazioni, es: tabella prodotti, tabella volantino, tabella prodotti scontati. Succede che il valore nella terza tabella dipende dalla prima e dalla seconda.</text:p>
      <text:p text:style-name="Standard"/>
      <text:p text:style-name="Standard">VINCOLI NON ESPRIMIBILI</text:p>
      <text:p text:style-name="Standard">vincoli con chiavi e non ammetto valore null</text:p>
      <text:p text:style-name="Standard">vincoli unique con valore null</text:p>
      <text:p text:style-name="Standard">vicnolo di dominio, limitiamo il dominio a certi valori</text:p>
      <text:p text:style-name="Standard">Vincolo di integrità referenziale, mi assicuro che la tupa esista.</text:p>
      <text:p text:style-name="Standard">NON POSSO ESPRIMERE VINCOLI SUL CONTEGGIO DELLE TUPLE NEL MODELLO RELAZIONALE.</text:p>
      <text:p text:style-name="Standard"/>
      <text:p text:style-name="Standard"/>
      <text:p text:style-name="Standard">NORMALIZZAZIONE</text:p>
      <text:p text:style-name="Standard"/>
      <text:p text:style-name="Standard">Un unico schema denormalizzato mi contiene tanti dati provenienti da entità diverse.</text:p>
      <text:p text:style-name="Standard">Problemi: ridondanza di dati, anomalie di inserimento.</text:p>
      <text:p text:style-name="Standard">Tabella inefficiente e che occupa più memoria.</text:p>
      <text:p text:style-name="Standard"/>
      <text:p text:style-name="Standard"/>
      <text:p text:style-name="Standard">DIPENDENZA FUNZIONALE</text:p>
      <text:p text:style-name="Standard">È una regola che fa si che ogni volta che ho un insieme di attributi ha un certo valore riesco a determinare univocamente il valore di un altro insieme di attributi.</text:p>
      <text:p text:style-name="Standard">Voglio che le dipendneze funzionali dipendano dalle chiavi e non dagli attributi generali.</text:p>
      <text:p text:style-name="Standard">La terza forma normale.</text:p>
      <text:p text:style-name="Standard"/>
      <text:p text:style-name="Standard">Prima forma normale: non posso definire degli attributi che siano liste oggetti array, solo attributi atomici. Per farlo devo spezzettare ad esempio un json in una nuova tabella con tutti i singoli valori di una relazione (studente, persona, ecc...)</text:p>
      <text:p text:style-name="Standard">Ogni cella dovrebbe contenere un solo valore.</text:p>
      <text:p text:style-name="Standard"><text:soft-page-break/>Seconda forma normale: SOLO SE ognuno degli attributi che non compone una chiave DIPENDE COMPLETAMENTE da una delle chiavi della relazione.</text:p>
      <text:p text:style-name="Standard">Si presenta solo nel caso in cui ho delle chiavi composte (da più attributi).</text:p>
      <text:p text:style-name="Standard">Non ho attributi che dipendono solo DA UNA PARTE della chiave.</text:p>
      <text:p text:style-name="Standard">Problemi: ridondanza, aggiornamento dati (tutte le tuple sono da vambiare se cambia un dato), inserimento (non posso inserire un dato senza inserirne un altro di altro tipo, idem nella cancellazione di un particolare dato rischio di cancellare molti dati.</text:p>
      <text:p text:style-name="Standard"/>
      <text:p text:style-name="Standard">Creare nuove relazioni se un attributo è all'interno della relazione sbagliata con troppi attributi, spezzettare i dati, slegare i legami e ricrearne di giusti con FK.</text:p>
      <text:p text:style-name="Standard"/>
      <text:p text:style-name="Standard">Terza forma normale: non devo avere delle dipendenze transitive dalla chiave. </text:p>
      <text:p text:style-name="Standard">Succede quando una degli attributi determinano un altro attributo e questo crea altre ridondanze,</text:p>
      <text:p text:style-name="Standard">es. l'informazione di città è uguale alla provincia che poi andrà a ripetere anche lo stesso cap.</text:p>
      <text:p text:style-name="Standard">Problemi: uguali alla seconda forma normale.</text:p>
      <text:p text:style-name="Standard"/>
      <text:p text:style-name="Standard">Ragionare per entità diverse e separate per evitare problemi di associazioni ripetitive.</text:p>
      <text:p text:style-name="Standard"/>
      <text:p text:style-name="Standard">Prima cosa da fare: individua l'entità</text:p>
      <text:p text:style-name="Standard">Tanti attributi formano un'entità, es password email username formano i dati dell'utente. In un forum altre entità possono essere thread post sezione.</text:p>
      <text:p text:style-name="Standard"/>
      <text:p text:style-name="Standard">Trovate entià e attributi ora devo pensare alle associazioni. Di solito i sostantivi richiamano un'entità invece i verbi richiamano un'associazione.</text:p>
      <text:p text:style-name="Standard">Associazione tra Thread e Utente.</text:p>
      <text:p text:style-name="Standard"/>
      <text:p text:style-name="Standard">Infine inserisco i vincoli.</text:p>
      <text:p text:style-name="Standard">Leggo dalle istruzioni che l'username dev'essere univoco quindi USERNAME è un buon condidato per essere CHIAVE.</text:p>
      <text:p text:style-name="Standard">Se un attributo è obbligatorio bisogna definirlo NOT NULL.</text:p>
      <text:p text:style-name="Standard">Se non ho una chiave invento un ID, un nome.</text:p>
      <text:p text:style-name="Standard">Un esempio di AK può essere due utenti che non possono condividere la stessa email.</text:p>
      <text:p text:style-name="Standard"/>
      <text:p text:style-name="Standard"/>
      <text:p text:style-name="Standard"/>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5M29S</meta:editing-duration>
    <meta:editing-cycles>6</meta:editing-cycles>
    <meta:generator>OpenOffice/4.1.15$Win32 OpenOffice.org_project/4115m2$Build-9813</meta:generator>
    <dc:date>2025-05-19T19:50:25.80</dc:date>
    <meta:document-statistic meta:table-count="0" meta:image-count="0" meta:object-count="0" meta:page-count="5" meta:paragraph-count="132" meta:word-count="1787" meta:character-count="11262"/>
    <meta:user-defined meta:name="Info 1"/>
    <meta:user-defined meta:name="Info 2"/>
    <meta:user-defined meta:name="Info 3"/>
    <meta:user-defined meta:name="Info 4"/>
  </office:meta>
</office:document-meta>
</file>